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ntarell" svg:font-family="Cantarel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ntarell" fo:font-weight="bold" style:font-weight-asian="bold" fo:color="#000000" fo:font-size="24pt" style:font-size-asian="24pt"/>
    </style:style>
    <style:style style:name="P2" style:parent-style-name="Standard" style:family="paragraph">
      <style:text-properties style:font-name="Cantarell" fo:color="#000000" fo:font-size="10.5pt" style:font-size-asian="10.5pt"/>
    </style:style>
    <style:style style:name="P3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P4" style:parent-style-name="Standard" style:family="paragraph">
      <style:text-properties style:font-name="Cantarell" fo:color="#000000" fo:font-size="10.5pt" style:font-size-asian="10.5pt"/>
    </style:style>
    <style:style style:name="P5" style:parent-style-name="Standard" style:family="paragraph">
      <style:text-properties style:font-name="Cantarell" fo:color="#000000" fo:font-size="10.5pt" style:font-size-asian="10.5pt"/>
    </style:style>
    <style:style style:name="P6" style:parent-style-name="Standard" style:family="paragraph">
      <style:text-properties style:font-name="Cantarell" fo:font-weight="bold" style:font-weight-asian="bold" style:font-weight-complex="bold" fo:color="#000000" fo:font-size="10.5pt" style:font-size-asian="10.5pt"/>
    </style:style>
    <style:style style:name="T7" style:parent-style-name="Fuentedepárrafopredeter." style:family="text">
      <style:text-properties style:font-name="Cantarell" fo:font-weight="bold" style:font-weight-asian="bold" style:font-weight-complex="bold" fo:color="#000000" fo:font-size="10.5pt" style:font-size-asian="10.5pt"/>
    </style:style>
    <style:style style:name="T8" style:parent-style-name="Fuentedepárrafopredeter." style:family="text">
      <style:text-properties style:font-name="Cantarell" fo:font-weight="bold" style:font-weight-asian="bold" style:font-weight-complex="bold" fo:color="#000000" fo:font-size="10.5pt" style:font-size-asian="10.5pt"/>
    </style:style>
    <style:style style:name="T9" style:parent-style-name="Fuentedepárrafopredeter." style:family="text">
      <style:text-properties style:font-name="Cantarell" style:font-weight-complex="bold" fo:color="#5B9BD5" fo:font-size="10.5pt" style:font-size-asian="10.5pt"/>
    </style:style>
    <style:style style:name="P10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P11" style:parent-style-name="Standard" style:family="paragraph">
      <style:text-properties style:font-name="Cantarell" fo:color="#5B9BD5" fo:font-size="10.5pt" style:font-size-asian="10.5pt"/>
    </style:style>
    <style:style style:name="P12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P13" style:parent-style-name="Standard" style:family="paragraph">
      <style:text-properties style:font-name="Cantarell" fo:color="#5B9BD5" fo:font-size="10.5pt" style:font-size-asian="10.5pt"/>
    </style:style>
    <style:style style:name="P14" style:parent-style-name="Standard" style:family="paragraph">
      <style:text-properties style:font-name="Cantarell" fo:font-weight="bold" style:font-weight-asian="bold" fo:color="#000000" fo:font-size="10.5pt" style:font-size-asian="10.5pt"/>
    </style:style>
    <style:style style:name="P15" style:parent-style-name="Standard" style:family="paragraph">
      <style:text-properties style:font-name="Cantarell" fo:color="#5B9BD5" fo:font-size="10.5pt" style:font-size-asian="10.5pt"/>
    </style:style>
    <style:style style:name="T16" style:parent-style-name="Fuentedepárrafopredeter." style:family="text">
      <style:text-properties style:font-name="Cantarell" fo:font-weight="bold" style:font-weight-asian="bold" fo:color="#000000" fo:font-size="10.5pt" style:font-size-asian="10.5pt"/>
    </style:style>
    <style:style style:name="T17" style:parent-style-name="Fuentedepárrafopredeter." style:family="text">
      <style:text-properties style:font-name="Cantarell" fo:color="#000000" fo:font-size="10.5pt" style:font-size-asian="10.5pt"/>
    </style:style>
    <style:style style:name="T18" style:parent-style-name="Fuentedepárrafopredeter." style:family="text">
      <style:text-properties style:font-name="Cantarell" fo:color="#5B9BD5" fo:font-size="10.5pt" style:font-size-asian="10.5pt"/>
    </style:style>
    <style:style style:name="T19" style:parent-style-name="Fuentedepárrafopredeter." style:family="text">
      <style:text-properties style:font-name="Cantarell" fo:font-weight="normal" style:font-weight-asian="normal" fo:color="#000000" fo:font-size="10.5pt" style:font-size-asian="10.5pt"/>
    </style:style>
    <style:style style:name="T20" style:parent-style-name="Fuentedepárrafopredeter." style:family="text">
      <style:text-properties style:font-name="Cantarell" fo:font-weight="normal" style:font-weight-asian="normal" fo:color="#5B9BD5" fo:font-size="10.5pt" style:font-size-asian="10.5pt"/>
    </style:style>
    <style:style style:name="P21" style:parent-style-name="Título2" style:family="paragraph">
      <style:text-properties style:font-name="Cantarell" fo:color="#000000" fo:font-size="10.5pt" style:font-size-asian="10.5pt"/>
    </style:style>
    <style:style style:name="P22" style:parent-style-name="Título2" style:family="paragraph">
      <style:text-properties style:font-name="Cantarell" fo:color="#000000" fo:font-size="10.5pt" style:font-size-asian="10.5pt"/>
    </style:style>
    <style:style style:name="T23" style:parent-style-name="Fuentedepárrafopredeter." style:family="text">
      <style:text-properties style:font-name="Cantarell" fo:color="#000000" fo:font-size="10.5pt" style:font-size-asian="10.5pt"/>
    </style:style>
    <style:style style:name="T24" style:parent-style-name="Fuentedepárrafopredeter." style:family="text">
      <style:text-properties style:font-name="Cantarell" fo:color="#000000" fo:font-size="10.5pt" style:font-size-asian="10.5pt" style:text-underline-type="single" style:text-underline-style="solid" style:text-underline-width="auto" style:text-underline-mode="continuous"/>
    </style:style>
    <style:style style:name="P25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26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27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28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29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30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31" style:parent-style-name="Título2" style:family="paragraph">
      <style:text-properties style:font-name="Cantarell" fo:color="#000000" fo:font-size="10.5pt" style:font-size-asian="10.5pt"/>
    </style:style>
    <style:style style:name="P32" style:parent-style-name="Título2" style:family="paragraph">
      <style:text-properties style:font-name="Cantarell" fo:color="#000000" fo:font-size="10.5pt" style:font-size-asian="10.5pt"/>
    </style:style>
    <style:style style:name="T33" style:parent-style-name="Fuentedepárrafopredeter." style:family="text">
      <style:text-properties style:font-name="Cantarell" fo:color="#000000" fo:font-size="10.5pt" style:font-size-asian="10.5pt"/>
    </style:style>
    <style:style style:name="T34" style:parent-style-name="Fuentedepárrafopredeter." style:family="text">
      <style:text-properties style:font-name="Cantarell" fo:color="#000000" fo:font-size="10.5pt" style:font-size-asian="10.5pt" style:text-underline-type="single" style:text-underline-style="solid" style:text-underline-width="auto" style:text-underline-mode="continuous"/>
    </style:style>
    <style:style style:name="P35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36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37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38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39" style:parent-style-name="Textbody" style:family="paragraph">
      <style:paragraph-properties fo:margin-bottom="0.018in"/>
      <style:text-properties style:font-name="Cantarell" fo:color="#000000" fo:font-size="10.5pt" style:font-size-asian="10.5pt"/>
    </style:style>
    <style:style style:name="P40" style:parent-style-name="Textbody" style:family="paragraph">
      <style:paragraph-properties fo:margin-bottom="0.018in" fo:margin-left="0.9847in">
        <style:tab-stops/>
      </style:paragraph-properties>
      <style:text-properties style:font-name="Cantarell" fo:color="#000000" fo:font-size="10.5pt" style:font-size-asian="10.5pt"/>
    </style:style>
    <style:style style:name="P41" style:parent-style-name="Título2" style:family="paragraph">
      <style:paragraph-properties fo:margin-top="0in" fo:margin-bottom="0.018in"/>
      <style:text-properties style:font-name="Cantarell" fo:color="#000000" fo:font-size="10.5pt" style:font-size-asian="10.5pt"/>
    </style:style>
    <style:style style:name="P42" style:parent-style-name="Título2" style:family="paragraph">
      <style:paragraph-properties fo:margin-top="0in" fo:margin-bottom="0.018in"/>
      <style:text-properties style:font-name="Cantarell" fo:color="#000000" fo:font-size="10.5pt" style:font-size-asian="10.5pt"/>
    </style:style>
    <style:style style:name="P43" style:parent-style-name="Textbody" style:family="paragraph">
      <style:paragraph-properties fo:margin-bottom="0.018in"/>
      <style:text-properties style:font-name="Cantarell" fo:font-weight="bold" style:font-weight-asian="bold" style:font-weight-complex="bold" fo:color="#000000" fo:font-size="10.5pt" style:font-size-asian="10.5pt"/>
    </style:style>
    <style:style style:name="P44" style:parent-style-name="Título2" style:family="paragraph">
      <style:paragraph-properties fo:margin-top="0in" fo:margin-bottom="0.018in"/>
      <style:text-properties style:font-name="Cantarell" fo:color="#000000" fo:font-size="10.5pt" style:font-size-asian="10.5pt"/>
    </style:style>
    <style:style style:name="P45" style:parent-style-name="Título2" style:family="paragraph">
      <style:paragraph-properties fo:margin-top="0in" fo:margin-bottom="0.018in"/>
    </style:style>
    <style:style style:name="T46" style:parent-style-name="Fuentedepárrafopredeter." style:family="text">
      <style:text-properties style:font-name="Cantarell" fo:color="#000000" fo:font-size="10.5pt" style:font-size-asian="10.5pt"/>
    </style:style>
    <style:style style:name="T47" style:parent-style-name="Fuentedepárrafopredeter." style:family="text">
      <style:text-properties style:font-name="Cantarell" fo:font-weight="normal" style:font-weight-asian="normal" style:font-weight-complex="normal" fo:color="#000000" fo:font-size="10.5pt" style:font-size-asian="10.5pt"/>
    </style:style>
    <style:style style:name="T48" style:parent-style-name="Fuentedepárrafopredeter." style:family="text">
      <style:text-properties style:font-name="Cantarell" fo:font-weight="normal" style:font-weight-asian="normal" style:font-weight-complex="normal" fo:color="#000000" fo:font-size="10.5pt" style:font-size-asian="10.5pt"/>
    </style:style>
    <style:style style:name="P49" style:parent-style-name="Título2" style:family="paragraph">
      <style:paragraph-properties fo:margin-top="0in" fo:margin-bottom="0.018in"/>
      <style:text-properties style:font-name="Cantarell" fo:font-weight="normal" style:font-weight-asian="normal" style:font-weight-complex="normal" fo:color="#000000" fo:font-size="10.5pt" style:font-size-asian="10.5pt"/>
    </style:style>
    <style:style style:name="P50" style:parent-style-name="Standard" style:family="paragraph">
      <style:paragraph-properties fo:margin-left="0.4923in">
        <style:tab-stops/>
      </style:paragraph-properties>
      <style:text-properties style:font-name="Cantarell" fo:color="#000000" fo:font-size="10.5pt" style:font-size-asian="10.5pt"/>
    </style:style>
    <style:style style:name="P51" style:parent-style-name="Standard" style:family="paragraph">
      <style:paragraph-properties fo:margin-left="0.4923in">
        <style:tab-stops/>
      </style:paragraph-properties>
      <style:text-properties style:font-name="Cantarell" fo:color="#000000" fo:font-size="10.5pt" style:font-size-asian="10.5pt"/>
    </style:style>
    <style:style style:name="P52" style:parent-style-name="Standard" style:family="paragraph">
      <style:paragraph-properties fo:margin-left="0.4923in">
        <style:tab-stops/>
      </style:paragraph-properties>
      <style:text-properties style:font-name="Cantarell" fo:font-weight="bold" style:font-weight-asian="bold" style:font-weight-complex="bold" fo:color="#000000" fo:font-size="10.5pt" style:font-size-asian="10.5pt"/>
    </style:style>
    <style:style style:name="P53" style:parent-style-name="Standard" style:family="paragraph">
      <style:text-properties style:font-name="Cantarell" fo:color="#000000" fo:font-size="10.5pt" style:font-size-asian="10.5pt"/>
    </style:style>
    <style:style style:name="P54" style:parent-style-name="Standard" style:family="paragraph">
      <style:text-properties style:font-name="Cantarell" fo:color="#000000" fo:font-size="10.5pt" style:font-size-asian="10.5pt"/>
    </style:style>
    <style:style style:name="P55" style:parent-style-name="Standard" style:family="paragraph">
      <style:paragraph-properties fo:margin-bottom="0.1965in"/>
      <style:text-properties fo:color="#000000"/>
    </style:style>
    <style:style style:name="P56" style:parent-style-name="PreformattedText" style:family="paragraph">
      <style:paragraph-properties fo:margin-bottom="0.1965in"/>
      <style:text-properties style:font-name="Cantarell" fo:color="#000000" fo:font-size="10.5pt" style:font-size-asian="10.5pt"/>
    </style:style>
    <style:style style:name="P57" style:parent-style-name="Textbody" style:family="paragraph">
      <style:paragraph-properties fo:margin-bottom="0in"/>
    </style:style>
    <style:style style:name="T58" style:parent-style-name="Fuentedepárrafopredeter." style:family="text">
      <style:text-properties fo:color="#000000"/>
    </style:style>
    <style:style style:name="T59" style:parent-style-name="Fuentedepárrafopredeter." style:family="text">
      <style:text-properties style:font-name="Cantarell" fo:color="#000000" fo:font-size="10.5pt" style:font-size-asian="10.5pt"/>
    </style:style>
    <style:style style:name="P60" style:parent-style-name="Textbody" style:family="paragraph">
      <style:paragraph-properties fo:margin-bottom="0in"/>
      <style:text-properties style:font-name="Cantarell" fo:color="#000000" fo:font-size="10.5pt" style:font-size-asian="10.5pt"/>
    </style:style>
    <style:style style:name="P61" style:parent-style-name="Textbody" style:family="paragraph">
      <style:paragraph-properties fo:margin-bottom="0in"/>
      <style:text-properties style:font-name="Cantarell" fo:color="#000000" fo:font-size="10.5pt" style:font-size-asian="10.5pt"/>
    </style:style>
    <style:style style:name="P62" style:parent-style-name="Textbody" style:family="paragraph">
      <style:paragraph-properties fo:margin-bottom="0in"/>
      <style:text-properties style:font-name="Cantarell" fo:color="#000000" fo:font-size="10.5pt" style:font-size-asian="10.5pt"/>
    </style:style>
    <style:style style:name="P63" style:parent-style-name="Textbody" style:family="paragraph">
      <style:paragraph-properties fo:margin-bottom="0in"/>
      <style:text-properties style:font-name="Cantarell" fo:color="#000000" fo:font-size="10.5pt" style:font-size-asian="10.5pt" fo:language="en" fo:country="US"/>
    </style:style>
    <style:style style:name="P64" style:parent-style-name="Textbody" style:family="paragraph">
      <style:paragraph-properties fo:margin-bottom="0in"/>
      <style:text-properties style:font-name="Cantarell" fo:color="#000000" fo:font-size="10.5pt" style:font-size-asian="10.5pt" fo:language="en" fo:country="US"/>
    </style:style>
    <style:style style:name="P65" style:parent-style-name="Textbody" style:family="paragraph">
      <style:paragraph-properties fo:margin-bottom="0in"/>
      <style:text-properties style:font-name="Cantarell" fo:color="#000000" fo:font-size="10.5pt" style:font-size-asian="10.5pt"/>
    </style:style>
    <style:style style:name="P66" style:parent-style-name="Textbody" style:family="paragraph">
      <style:paragraph-properties fo:margin-bottom="0in"/>
      <style:text-properties style:font-name="Cantarell" fo:color="#000000" fo:font-size="10.5pt" style:font-size-asian="10.5pt"/>
    </style:style>
    <style:style style:name="P67" style:parent-style-name="Textbody" style:family="paragraph">
      <style:paragraph-properties fo:margin-bottom="0in"/>
    </style:style>
    <style:style style:name="P68" style:parent-style-name="Textbody" style:family="paragraph">
      <style:paragraph-properties fo:margin-bottom="0in"/>
    </style:style>
    <style:style style:name="T69" style:parent-style-name="Fuentedepárrafopredeter." style:family="text">
      <style:text-properties style:font-name="Cantarell" fo:color="#000000" fo:font-size="10.5pt" style:font-size-asian="10.5pt"/>
    </style:style>
    <style:style style:name="T70" style:parent-style-name="Fuentedepárrafopredeter." style:family="text">
      <style:text-properties style:font-name="Cantarell" fo:color="#000000" fo:font-size="10.5pt" style:font-size-asian="10.5pt"/>
    </style:style>
    <style:style style:name="T71" style:parent-style-name="Fuentedepárrafopredeter." style:family="text">
      <style:text-properties style:font-name="Cantarell" fo:color="#000000" fo:font-size="10.5pt" style:font-size-asian="10.5pt"/>
    </style:style>
    <style:style style:name="T72" style:parent-style-name="Fuentedepárrafopredeter." style:family="text">
      <style:text-properties style:font-name="Cantarell" fo:color="#000000" fo:font-size="10.5pt" style:font-size-asian="10.5pt"/>
    </style:style>
    <style:style style:name="T73" style:parent-style-name="Fuentedepárrafopredeter." style:family="text">
      <style:text-properties style:font-name="Cantarell" fo:color="#000000" fo:font-size="10.5pt" style:font-size-asian="10.5pt"/>
    </style:style>
  </office:automatic-styles>
  <office:body>
    <office:text text:use-soft-page-breaks="true">
      <text:p text:style-name="P1">TP4<text:s/>- Python Clase</text:p>
      <text:p text:style-name="P2"/>
      <text:p text:style-name="P3">Por favor dar un concepto de los siguientes términos</text:p>
      <text:p text:style-name="P4"/>
      <text:p text:style-name="P5"/>
      <text:p text:style-name="P6">Tu definición de Objetos clase-Objeto en Programación Orientada a Objetos</text:p>
      <text:p text:style-name="Standard"><text:span text:style-name="T7">Define objeto</text:span><text:span text:style-name="T8">:<text:s/></text:span><text:span text:style-name="T9">Un objeto es una mezcla entre variable y funciones. El cual al ser llamado, este cuenta con sus propios datos y métodos.<text:s/></text:span></text:p>
      <text:p text:style-name="P10">Define la sentencia class</text:p>
      <text:p text:style-name="P11">La sentencia class es la que genera objetos con estilo plantilla, con sus atributos y métodos predefinidos, los cuales podemos moldear a nuestra necesidad.</text:p>
      <text:p text:style-name="P12">¿Que es un atributo?</text:p>
      <text:p text:style-name="P13">Los atributos son las “variables” del objeto, sus especificaciones, sus adjetivos, las cualidades que vienen arraigadas con el.<text:s/></text:p>
      <text:p text:style-name="P14">¿Que es un método y que lo diferencia de una función ?</text:p>
      <text:p text:style-name="P15">El método es la función de un objeto, pero un poco mas<text:s/>complejo, ya que este ya posee sus atributos, cualidades y formas de realizar una función, que capaz otro objeto lo tiene, pero no lo va a realizar de la misma manera.</text:p>
      <text:p text:style-name="Standard"><text:span text:style-name="T16">Tu definición de:</text:span></text:p>
      <text:p text:style-name="Standard"><text:span text:style-name="T17"><text:tab/>Herencia:<text:s/></text:span><text:span text:style-name="T18">La herencia es cuando atributos y métodos de una función mas antigua se traspasan a una nueva, prácticamente como los genes de los padres pasan al hijo.<text:s/></text:span></text:p>
      <text:h text:style-name="Título2" text:outline-level="2"><text:span text:style-name="T19"><text:tab/>Herencia múltiple:<text:s/></text:span><text:span text:style-name="T20">Se puede generar un objeto en base a varios objetos anteriores, esto hace que el generado obtenga multiples atributos y métodos, pero estos, si se ven repetidos en nombre, el primero siempre será el que se conserve.<text:s/></text:span></text:h>
      <text:h text:style-name="P21" text:outline-level="2"><text:tab/>Da un ejemplo con herencia múltiple</text:h>
      <text:h text:style-name="P22" text:outline-level="2">constructor, __init__</text:h>
      <text:p text:style-name="Textbody"><text:span text:style-name="T23"><text:tab/></text:span><text:span text:style-name="T24">Con el siguiente resumen</text:span></text:p>
      <text:p text:style-name="P25">Para crear objetos - instanciar llamamos a una clase.</text:p>
      <text:p text:style-name="P26">Un constructor es un método especial que Python llama para<text:s/>instanciar un objeto usando las definiciones encontradas en tu clase.</text:p>
      <text:p text:style-name="P27">Python usa este constructor para crear tareas como la inicialización (asignar valores a variables), que se necesiten para iniciar.</text:p>
      <text:p text:style-name="P28">Los constructores también pueden verificar que hay suficientes recursos para que el objecto desempeñe cualquier otra tarea para iniciar.</text:p>
      <text:p text:style-name="P29">El método __init__ es el encargado de construir - inicializar una serie de atributos y ejecutar el código que le definamos al momento de que se cree un objeto de la clase, al ser llamado “__init__” con dos guiones bajos al inicio y final de la palabra init posee la sintaxis adecuada para que Python lo tome como un método "autoinicio" y <text:s/>debe ejecutarse al momento de hacer una instancia de la clase</text:p>
      <text:p text:style-name="P30">El constructor acepta argumentos, como mínimo un Self, que es el nombre del objeto cuando es necesario crear o construirlo.</text:p>
      <text:h text:style-name="P31" text:outline-level="2"><text:tab/>Da un ejemplo y define un constructor con tus palabras</text:h>
      <text:h text:style-name="P32" text:outline-level="2">Encapsulamiento,</text:h>
      <text:p text:style-name="Textbody"><text:span text:style-name="T33"><text:tab/></text:span><text:span text:style-name="T34">Con el siguiente resumen</text:span></text:p>
      <text:p text:style-name="P35"><text:tab/>La encapsulación se refiere a impedir el acceso a determinados métodos y atributos de los objetos estableciendo así qué puede utilizarse desde fuera de la clase.</text:p>
      <text:p text:style-name="P36">Es una forma de darle uso exclusivo a los comportamientos o atributos que posee una clase, es decir, protege esos atributos y comportamientos para que no<text:s/>sean usados de manera externa.</text:p>
      <text:soft-page-break/>
      <text:p text:style-name="P37"><text:tab/>En Python suele hacer es que el acceso a una variable o función sea privada, oculta o pública si viene determinado por su nombre si es o no precedido con dos guiones bajos "atributo y método(): / _atributo y _método(): /__atributo y __método():"</text:p>
      <text:p text:style-name="P38"/>
      <text:p text:style-name="P39"/>
      <text:p text:style-name="P40"/>
      <text:h text:style-name="P41" text:outline-level="2"><text:tab/>¿que es ya para que sirve en tus palabras? ¿Que diferencia hay entre _ ocultos, __privados?</text:h>
      <text:h text:style-name="P42" text:outline-level="2"><text:s/>Da un ejemplo de un atributo oculto y un método privado</text:h>
      <text:p text:style-name="P43"/>
      <text:h text:style-name="P44" text:outline-level="2">Polimorfismos:</text:h>
      <text:h text:style-name="P45" text:outline-level="2"><text:span text:style-name="T46"><text:tab/></text:span><text:span text:style-name="T47">Vimos que con distintas clases obtenemos distintos objetos y q</text:span><text:span text:style-name="T48">ue en cada clases podemos tener métodos de igual nombre.</text:span></text:h>
      <text:h text:style-name="P49" text:outline-level="2"><text:tab/>Luego uno puede acceder con el mismo nombre de método a funciones completamente distintas ya que cada objeto relaciona esta función con un método de su propia clase</text:h>
      <text:p text:style-name="P50">Por lo que si tenemos clases para<text:s/>aves, peces , mamíferos y pitones, su manera – método de movilizarse o trasladarse es diferente y propia de cada uno.</text:p>
      <text:p text:style-name="P51"/>
      <text:p text:style-name="P52">Pasa esta idea a lineas de programa</text:p>
      <text:p text:style-name="P53"/>
      <text:p text:style-name="P54">saludos</text:p>
      <text:p text:style-name="P55"/>
      <text:p text:style-name="P56">--</text:p>
      <text:p text:style-name="P57"><text:span text:style-name="T58"><text:s/></text:span><text:span text:style-name="T59">Atte.</text:span></text:p>
      <text:p text:style-name="P60">García T, Ariel H</text:p>
      <text:p text:style-name="P61">Socio Gerente - Presidente</text:p>
      <text:p text:style-name="P62">Mithril S.R.L.&amp;</text:p>
      <text:p text:style-name="P63">Trading New<text:s/>Technologies SA <text:s/></text:p>
      <text:p text:style-name="P64">Laprida 3460 - V.Martelli - Prov. de Bs.As.</text:p>
      <text:p text:style-name="P65">+54+11 4137 -6776 (rot + fax)</text:p>
      <text:p text:style-name="P66">"Hay 10 tipos de personas, las que piensan en binario y las que no"</text:p>
      <text:p text:style-name="P67"/>
      <text:p text:style-name="P68"><text:span text:style-name="T69">Este mensaje y sus adjuntos son para uso exclusivo del usuario de la dirección de correo electr</text:span><text:span text:style-name="T70">ónico a quien esta dirigido y podrían contener información confidencial. Si usted hubiese recibido por error este mensaje, por favor informe de tal situación inmediatamente a<text:s/></text:span><text:a xlink:href="mailto:admin@tnt-lab.com.ar" office:target-frame-name="_top" xlink:show="replace">admin@tnt-lab.com.ar</text:a><text:span text:style-name="T71"><text:s/>y elimínelo de<text:s/></text:span><text:span text:style-name="T72">su sistema. No lo copie, reproduzca, distribuya ni revele su contenido.No se garantiza la seguridad o la exactitud de las comunicaciones por Internet debido a que la información podría ser interceptada, modificada, perdida, llegar tarde o contener virus. E</text:span><text:span text:style-name="T73">l emisor, por lo tanto, no acepta responsabilidad por errores u omisiones en el texto de este mensaje que surjan a partir de una transmisión por Internet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ntarell" svg:font-family="Cantarel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 Perez</dc:creator>
    <meta:creation-date>2019-10-23T15:46:00Z</meta:creation-date>
    <dc:date>2019-11-10T23:42:00Z</dc:date>
    <meta:template xlink:href="Normal" xlink:type="simple"/>
    <meta:editing-cycles>7</meta:editing-cycles>
    <meta:editing-duration>PT2760S</meta:editing-duration>
    <meta:document-statistic meta:page-count="2" meta:paragraph-count="9" meta:word-count="706" meta:character-count="4723" meta:row-count="33" meta:non-whitespace-character-count="4026"/>
  </office:meta>
</office:document-meta>
</file>